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5">Dagbok</text:p>
      <text:p text:style-name="P4"/>
      <text:p text:style-name="P2">v.46</text:p>
      <text:p text:style-name="P4">16-11-19: Valde att fortsätta med mitt spel, hittade dock något som heter Pygame och har gått igenom några exempel för att lära mig hur det funkar och har nu valt att fortsätta med Pygame och se om jag kan bygga något spel med det.</text:p>
      <text:p text:style-name="P4"/>
      <text:p text:style-name="P4">16-11-20: Gjorde några övningar utifrån kursens material och prövade lite små saker med Pygame.</text:p>
      <text:p text:style-name="P4"/>
      <text:p text:style-name="P2">v.47</text:p>
      <text:p text:style-name="P4">16-11-21: Kom på en idé till ett spel och började att arbeta med det, läste även några sidor av Kunskap i handling.</text:p>
      <text:p text:style-name="P4"/>
      <text:p text:style-name="P4">16-11-22: Jobbade fullfart med mitt spel idag och kom en bra bit påvägen.</text:p>
      <text:p text:style-name="P4"/>
      <text:p text:style-name="P4">16-11-23: Kom på att jag gjort ett stort misstag och inte haft en bra struktur för hur allting ska fungera tillsammans. Har än så länge skrivit allt i samma fil och det har resulterat i att klasser och annat har blivit ihopkopplat vilket gör det svårt att flytta över klasser till sina egna moduler. </text:p>
      <text:p text:style-name="P4"/>
      <text:p text:style-name="P4">16-11-26: Började att fixa min kod med mål att iallafall göra något som är värt att visa.</text:p>
      <text:p text:style-name="P4"/>
      <text:p text:style-name="P4">16-11-27: Inset hur viktigt det är att förbereda sig och gå igenom hur programmet ska fungera innan man börjar skriva en massa, jobbigt att fixa det nu men jag försöker!</text:p>
      <text:p text:style-name="P4"/>
      <text:p text:style-name="P2">v.48</text:p>
      <text:p text:style-name="P4">16-11-28: Började läsa kap 6 av Kunskap i handling.</text:p>
      <text:p text:style-name="P4"/>
      <text:p text:style-name="P4">16-11-29: Började läsa kap 5 i Pragmatic Programmer och läste färdigt Kunskap i handling, jobbade även lite med mitt spel.</text:p>
      <text:p text:style-name="P4"/>
      <text:p text:style-name="P4">16-11-30: <text:s/>Fortsatte att utveckla mitt spel och började med reflektionsrapporten</text:p>
      <text:p text:style-name="P4"/>
      <text:p text:style-name="P4">16-12-02: Läste lite i Pragmatic Programmer och jobbade med reflektionsrapporten igen.</text:p>
      <text:p text:style-name="P4"/>
      <text:p text:style-name="P4">16-12-03: Försökte fixa mitt spel och lägga in klasser i sina egna moduler (BrokenStone)</text:p>
      <text:p text:style-name="P4"/>
      <text:p text:style-name="P4">16-12-04: Jobbade med reflektionsrapport och läste kap 5 i Pragmatic Programmer</text:p>
      <text:p text:style-name="P4"/>
      <text:p text:style-name="P4"/>
      <text:p text:style-name="P4"/>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4M31S</meta:editing-duration>
    <meta:editing-cycles>61</meta:editing-cycles>
    <meta:generator>OpenOffice/4.1.3$Win32 OpenOffice.org_project/413m1$Build-9783</meta:generator>
    <dc:date>2016-12-06T00:04:19.88</dc:date>
    <dc:creator>Simon Gruber</dc:creator>
    <meta:document-statistic meta:table-count="0" meta:image-count="0" meta:object-count="0" meta:page-count="1" meta:paragraph-count="17" meta:word-count="273" meta:character-count="1596"/>
    <meta:user-defined meta:name="Info 1"/>
    <meta:user-defined meta:name="Info 2"/>
    <meta:user-defined meta:name="Info 3"/>
    <meta:user-defined meta:name="Info 4"/>
  </office:meta>
</office:document-meta>
</file>